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0bda" officeooo:paragraph-rsid="000d0bda" style:font-weight-asian="bold" style:font-weight-complex="bold"/>
    </style:style>
    <style:style style:name="P2" style:family="paragraph" style:parent-style-name="Standard">
      <style:text-properties fo:font-weight="bold" officeooo:rsid="000e4fd1" officeooo:paragraph-rsid="000e4fd1" style:font-weight-asian="bold" style:font-weight-complex="bold"/>
    </style:style>
    <style:style style:name="P3" style:family="paragraph" style:parent-style-name="Standard">
      <style:text-properties fo:font-weight="bold" officeooo:rsid="001053fc" officeooo:paragraph-rsid="001053fc" style:font-weight-asian="bold" style:font-weight-complex="bold"/>
    </style:style>
    <style:style style:name="P4" style:family="paragraph" style:parent-style-name="Standard">
      <style:text-properties fo:font-weight="bold" officeooo:rsid="0010686d" officeooo:paragraph-rsid="0010686d" style:font-weight-asian="bold" style:font-weight-complex="bold"/>
    </style:style>
    <style:style style:name="P5" style:family="paragraph" style:parent-style-name="Standard">
      <style:text-properties fo:font-weight="bold" officeooo:rsid="001d3718" officeooo:paragraph-rsid="001d3718" style:font-weight-asian="bold" style:font-weight-complex="bold"/>
    </style:style>
    <style:style style:name="P6" style:family="paragraph" style:parent-style-name="Standard">
      <style:text-properties fo:font-weight="normal" officeooo:rsid="001053fc" officeooo:paragraph-rsid="001053fc" style:font-weight-asian="normal" style:font-weight-complex="normal"/>
    </style:style>
    <style:style style:name="P7" style:family="paragraph" style:parent-style-name="Standard">
      <style:text-properties fo:font-weight="normal" officeooo:rsid="001053fc" officeooo:paragraph-rsid="0010686d" style:font-weight-asian="normal" style:font-weight-complex="normal"/>
    </style:style>
    <style:style style:name="P8" style:family="paragraph" style:parent-style-name="Standard">
      <style:text-properties fo:font-weight="normal" officeooo:rsid="0010686d" officeooo:paragraph-rsid="0010686d" style:font-weight-asian="normal" style:font-weight-complex="normal"/>
    </style:style>
    <style:style style:name="P9" style:family="paragraph" style:parent-style-name="Standard">
      <style:text-properties fo:font-weight="normal" officeooo:rsid="001beab6" officeooo:paragraph-rsid="001beab6" style:font-weight-asian="normal" style:font-weight-complex="normal"/>
    </style:style>
    <style:style style:name="P10" style:family="paragraph" style:parent-style-name="Standard">
      <style:text-properties fo:font-weight="normal" officeooo:rsid="000e4fd1" officeooo:paragraph-rsid="000e4fd1" style:font-weight-asian="normal" style:font-weight-complex="normal"/>
    </style:style>
    <style:style style:name="P11" style:family="paragraph" style:parent-style-name="Standard">
      <style:text-properties fo:font-weight="normal" officeooo:rsid="0013e09a" officeooo:paragraph-rsid="0013e09a" style:font-weight-asian="normal" style:font-weight-complex="normal"/>
    </style:style>
    <style:style style:name="P12" style:family="paragraph" style:parent-style-name="Standard">
      <style:text-properties officeooo:paragraph-rsid="000d0bda"/>
    </style:style>
    <style:style style:name="P13" style:family="paragraph" style:parent-style-name="Standard">
      <style:text-properties fo:font-weight="bold" officeooo:rsid="000d0bda" officeooo:paragraph-rsid="00232b87" style:font-weight-asian="bold" style:font-weight-complex="bold"/>
    </style:style>
    <style:style style:name="P14" style:family="paragraph" style:parent-style-name="Standard">
      <style:text-properties officeooo:paragraph-rsid="0023c919"/>
    </style:style>
    <style:style style:name="P15" style:family="paragraph" style:parent-style-name="Standard">
      <style:text-properties officeooo:paragraph-rsid="001053fc"/>
    </style:style>
    <style:style style:name="P16" style:family="paragraph" style:parent-style-name="Standard">
      <style:text-properties officeooo:paragraph-rsid="000e4fd1"/>
    </style:style>
    <style:style style:name="P17" style:family="paragraph" style:parent-style-name="Standard">
      <style:text-properties officeooo:paragraph-rsid="0010686d"/>
    </style:style>
    <style:style style:name="P18" style:family="paragraph" style:parent-style-name="Standard">
      <style:paragraph-properties fo:break-before="page"/>
      <style:text-properties officeooo:paragraph-rsid="0023c919"/>
    </style:style>
    <style:style style:name="P19" style:family="paragraph" style:parent-style-name="Standard">
      <style:paragraph-properties fo:break-before="page"/>
      <style:text-properties officeooo:paragraph-rsid="001053fc"/>
    </style:style>
    <style:style style:name="P20" style:family="paragraph" style:parent-style-name="Standard">
      <style:paragraph-properties fo:break-before="page"/>
      <style:text-properties officeooo:paragraph-rsid="002a10ff"/>
    </style:style>
    <style:style style:name="P21" style:family="paragraph" style:parent-style-name="Standard">
      <style:paragraph-properties fo:break-before="page"/>
      <style:text-properties officeooo:paragraph-rsid="002af864"/>
    </style:style>
    <style:style style:name="P22" style:family="paragraph" style:parent-style-name="Standard">
      <style:paragraph-properties fo:break-before="page"/>
      <style:text-properties officeooo:paragraph-rsid="0010686d"/>
    </style:style>
    <style:style style:name="P23" style:family="paragraph" style:parent-style-name="Standard">
      <style:paragraph-properties fo:break-before="page"/>
      <style:text-properties officeooo:paragraph-rsid="0013e09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fd1" style:font-weight-asian="normal" style:font-weight-complex="normal"/>
    </style:style>
    <style:style style:name="T3" style:family="text">
      <style:text-properties fo:font-weight="normal" officeooo:rsid="001053fc" style:font-weight-asian="normal" style:font-weight-complex="normal"/>
    </style:style>
    <style:style style:name="T4" style:family="text">
      <style:text-properties fo:font-weight="normal" officeooo:rsid="0010686d" style:font-weight-asian="normal" style:font-weight-complex="normal"/>
    </style:style>
    <style:style style:name="T5" style:family="text">
      <style:text-properties fo:font-weight="normal" officeooo:rsid="0013e09a" style:font-weight-asian="normal" style:font-weight-complex="normal"/>
    </style:style>
    <style:style style:name="T6" style:family="text">
      <style:text-properties fo:font-weight="normal" officeooo:rsid="00149896" style:font-weight-asian="normal" style:font-weight-complex="normal"/>
    </style:style>
    <style:style style:name="T7" style:family="text">
      <style:text-properties fo:font-weight="normal" officeooo:rsid="0016a9cc" style:font-weight-asian="normal" style:font-weight-complex="normal"/>
    </style:style>
    <style:style style:name="T8" style:family="text">
      <style:text-properties fo:font-weight="normal" officeooo:rsid="00186735" style:font-weight-asian="normal" style:font-weight-complex="normal"/>
    </style:style>
    <style:style style:name="T9" style:family="text">
      <style:text-properties fo:font-weight="normal" officeooo:rsid="00198d7a" style:font-weight-asian="normal" style:font-weight-complex="normal"/>
    </style:style>
    <style:style style:name="T10" style:family="text">
      <style:text-properties fo:font-weight="normal" officeooo:rsid="001af0c4" style:font-weight-asian="normal" style:font-weight-complex="normal"/>
    </style:style>
    <style:style style:name="T11" style:family="text">
      <style:text-properties fo:font-weight="normal" officeooo:rsid="001d3718" style:font-weight-asian="normal" style:font-weight-complex="normal"/>
    </style:style>
    <style:style style:name="T12" style:family="text">
      <style:text-properties fo:font-weight="normal" officeooo:rsid="001dfcd3" style:font-weight-asian="normal" style:font-weight-complex="normal"/>
    </style:style>
    <style:style style:name="T13" style:family="text">
      <style:text-properties fo:font-weight="normal" officeooo:rsid="0022743e" style:font-weight-asian="normal" style:font-weight-complex="normal"/>
    </style:style>
    <style:style style:name="T14" style:family="text">
      <style:text-properties fo:font-weight="normal" officeooo:rsid="000d0bda" style:font-weight-asian="normal" style:font-weight-complex="normal"/>
    </style:style>
    <style:style style:name="T15" style:family="text">
      <style:text-properties fo:font-weight="normal" officeooo:rsid="00232b87" style:font-weight-asian="normal" style:font-weight-complex="normal"/>
    </style:style>
    <style:style style:name="T16" style:family="text">
      <style:text-properties fo:font-weight="normal" officeooo:rsid="0023c919" style:font-weight-asian="normal" style:font-weight-complex="normal"/>
    </style:style>
    <style:style style:name="T17" style:family="text">
      <style:text-properties fo:font-weight="normal" officeooo:rsid="001beab6" style:font-weight-asian="normal" style:font-weight-complex="normal"/>
    </style:style>
    <style:style style:name="T18" style:family="text">
      <style:text-properties fo:font-weight="normal" officeooo:rsid="0024a6e4" style:font-weight-asian="normal" style:font-weight-complex="normal"/>
    </style:style>
    <style:style style:name="T19" style:family="text">
      <style:text-properties fo:font-weight="normal" officeooo:rsid="00255054" style:font-weight-asian="normal" style:font-weight-complex="normal"/>
    </style:style>
    <style:style style:name="T20" style:family="text">
      <style:text-properties fo:font-weight="normal" officeooo:rsid="002719d8" style:font-weight-asian="normal" style:font-weight-complex="normal"/>
    </style:style>
    <style:style style:name="T21" style:family="text">
      <style:text-properties fo:font-weight="normal" officeooo:rsid="0029b003" style:font-weight-asian="normal" style:font-weight-complex="normal"/>
    </style:style>
    <style:style style:name="T22" style:family="text">
      <style:text-properties fo:font-weight="normal" officeooo:rsid="002a5bcb" style:font-weight-asian="normal" style:font-weight-complex="normal"/>
    </style:style>
    <style:style style:name="T23" style:family="text">
      <style:text-properties fo:font-weight="normal" officeooo:rsid="00199c67" style:font-weight-asian="normal" style:font-weight-complex="normal"/>
    </style:style>
    <style:style style:name="T24" style:family="text">
      <style:text-properties fo:font-weight="normal" officeooo:rsid="002af864" style:font-weight-asian="normal" style:font-weight-complex="normal"/>
    </style:style>
    <style:style style:name="T25" style:family="text">
      <style:text-properties fo:font-weight="normal" officeooo:rsid="002ccf71" style:font-weight-asian="normal" style:font-weight-complex="normal"/>
    </style:style>
    <style:style style:name="T26" style:family="text">
      <style:text-properties style:font-name="Courier" fo:font-weight="normal" style:font-weight-asian="normal" style:font-weight-complex="normal"/>
    </style:style>
    <style:style style:name="T27" style:family="text">
      <style:text-properties style:font-name="Courier" fo:font-weight="normal" officeooo:rsid="00198d7a" style:font-weight-asian="normal" style:font-weight-complex="normal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officeooo:rsid="001053fc"/>
    </style:style>
    <style:style style:name="T30" style:family="text">
      <style:text-properties officeooo:rsid="0016a9cc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fo:font-weight="normal" officeooo:rsid="00186735" style:font-weight-asian="normal" style:font-weight-complex="normal"/>
    </style:style>
    <style:style style:name="T33" style:family="text">
      <style:text-properties style:font-name="Liberation Serif" fo:font-weight="normal" officeooo:rsid="00198d7a" style:font-weight-asian="normal" style:font-weight-complex="normal"/>
    </style:style>
    <style:style style:name="T34" style:family="text">
      <style:text-properties style:font-name="Liberation Serif" fo:font-weight="normal" officeooo:rsid="00232b87" style:font-weight-asian="normal" style:font-weight-complex="normal"/>
    </style:style>
    <style:style style:name="T35" style:family="text">
      <style:text-properties officeooo:rsid="00199c67"/>
    </style:style>
    <style:style style:name="T36" style:family="text">
      <style:text-properties officeooo:rsid="001af0c4"/>
    </style:style>
    <style:style style:name="T37" style:family="text">
      <style:text-properties style:font-name="Courier New" fo:font-weight="normal" officeooo:rsid="00186735" style:font-weight-asian="normal" style:font-weight-complex="normal"/>
    </style:style>
    <style:style style:name="T38" style:family="text">
      <style:text-properties style:font-name="Courier New" fo:font-weight="normal" officeooo:rsid="00232b87" style:font-weight-asian="normal" style:font-weight-complex="normal"/>
    </style:style>
    <style:style style:name="T39" style:family="text">
      <style:text-properties style:font-name="Liberation Serif" fo:font-weight="normal" officeooo:rsid="00186735" style:font-weight-asian="normal" style:font-weight-complex="normal"/>
    </style:style>
    <style:style style:name="T40" style:family="text">
      <style:text-properties style:font-name="Liberation Serif" fo:font-weight="normal" officeooo:rsid="00232b87" style:font-weight-asian="normal" style:font-weight-complex="normal"/>
    </style:style>
    <style:style style:name="T41" style:family="text">
      <style:text-properties fo:font-style="italic" fo:font-weight="normal" officeooo:rsid="0023c919" style:font-style-asian="italic" style:font-weight-asian="normal" style:font-style-complex="italic" style:font-weight-complex="normal"/>
    </style:style>
    <style:style style:name="T42" style:family="text">
      <style:text-properties officeooo:rsid="0024a6e4"/>
    </style:style>
    <style:style style:name="T43" style:family="text">
      <style:text-properties officeooo:rsid="00255054"/>
    </style:style>
    <style:style style:name="T44" style:family="text">
      <style:text-properties officeooo:rsid="002719d8"/>
    </style:style>
    <style:style style:name="T45" style:family="text">
      <style:text-properties officeooo:rsid="002786ed"/>
    </style:style>
    <style:style style:name="T46" style:family="text">
      <style:text-properties officeooo:rsid="0029b003"/>
    </style:style>
    <style:style style:name="T47" style:family="text">
      <style:text-properties officeooo:rsid="002a5bcb"/>
    </style:style>
    <style:style style:name="T48" style:family="text">
      <style:text-properties officeooo:rsid="002af864"/>
    </style:style>
    <style:style style:name="T49" style:family="text">
      <style:text-properties officeooo:rsid="002ccf71"/>
    </style:style>
    <style:style style:name="T50" style:family="text">
      <style:text-properties fo:font-weight="bold" officeooo:rsid="000d0bda" style:font-weight-asian="bold" style:font-weight-complex="bold"/>
    </style:style>
    <style:style style:name="T51" style:family="text">
      <style:text-properties fo:font-weight="bold" officeooo:rsid="002ccf7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0">CS 4</text:span><text:span text:style-name="T51">23</text:span><text:span text:style-name="T50"> Final Examination<text:tab/><text:tab/><text:tab/><text:tab/><text:tab/>Name _____________________________</text:span></text:p>
      <text:p text:style-name="P1"/>
      <text:p text:style-name="P12"><text:span text:style-name="T14">Answer all questions. This is a</text:span><text:span text:style-name="T25">n</text:span><text:span text:style-name="T14"> </text:span><text:span text:style-name="T13">open</text:span><text:span text:style-name="T14"> book, </text:span><text:span text:style-name="T13">open</text:span><text:span text:style-name="T14"> note </text:span><text:span text:style-name="T13">(take-home)</text:span><text:span text:style-name="T14"> exam.</text:span></text:p>
      <text:p text:style-name="P1"/>
      <text:p text:style-name="P1"><text:span text:style-name="T1">1. (10 points) </text:span><text:span text:style-name="T8">T</text:span><text:span text:style-name="T1">he regular expression for identifiers, </text:span><text:span text:style-name="T26">[a-zA-Z_][a-zA-Z_0-9]+</text:span><text:span text:style-name="T31"> </text:span><text:span text:style-name="T32">shows how one regular expression can flexibly catch a wide range of words (variable names). Suppose a language defined a token for a similar open-ended set of operators, controlled by some regular expression like [+\-*/%!=^&amp;]+ </text:span><text:span text:style-name="T33">that</text:span><text:span text:style-name="T32"> </text:span><text:span text:style-name="T33">accepts lexemes</text:span><text:span text:style-name="T32"> like ++++ or += or -%-. What extra considerations would be needed in order to use such a token in an </text:span><text:span text:style-name="T34">otherwise pretty normal</text:span><text:span text:style-name="T32"> expression grammar that supports traditional infix binary and prefix unary operators like </text:span><text:span text:style-name="T37">x + y</text:span><text:span text:style-name="T32"> </text:span><text:span text:style-name="T34">or</text:span><text:span text:style-name="T32"> </text:span><text:span text:style-name="T38">sqrt(x*x)</text:span><text:span text:style-name="T32"> or </text:span><text:span text:style-name="T37">-z</text:span><text:span text:style-name="T32"> </text:span><text:span text:style-name="T34">for example</text:span><text:span text:style-name="T32">?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pan text:style-name="T15">2</text:span><text:span text:style-name="T9">. (10 points) In many programming languages, reserved words would be legal variable names... if they were not reserved words. In a typical Flex specification, how is it that a reserved word such as </text:span><text:span text:style-name="T27">while</text:span><text:span text:style-name="T9"> is not handled by the regular expression for identifiers, </text:span><text:span text:style-name="T27">[a-zA-Z_][a-zA-Z_0-9]+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3. (20 points) Write a regular expression that will match proper names of people – space-separated sequences of one or more names consisting of initial capital letters followed by lowercase letters for the 2</text:span><text:span text:style-name="T28">nd</text:span><text:span text:style-name="T1"> and subsequent characters. <text:s/>No hyphens, </text:span><text:span text:style-name="T15">but if the next-to-the-last name is “al” or “de” it does not need to be capitalized, as in “Juan de Fuca” or “Tom al Sharif”.</text:span></text:p>
      <text:p text:style-name="P2"/>
      <text:p text:style-name="P18"><text:span text:style-name="T2">4. (</text:span><text:span text:style-name="T16">1</text:span><text:span text:style-name="T2">0 points) Near the start of this semester, students were given a Bison grammar that was directly based on </text:span><text:span text:style-name="T16">a classic ANSI C grammar from the original Kernighan and Ritchie book, “The C Programming Language” that is understood to be the language definition</text:span><text:span text:style-name="T2">. Why was that grammar not </text:span><text:span text:style-name="T16">that great</text:span><text:span text:style-name="T2"> for our project? What changes had to be made to that grammar in order for us to use it?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16">5</text:span><text:span text:style-name="T17">. </text:span><text:span text:style-name="T11">(</text:span><text:span text:style-name="T16">1</text:span><text:span text:style-name="T11">0 points) </text:span><text:span text:style-name="T17">Consider a recursive context free grammar rule in Bison, such as</text:span></text:p>
      <text:p text:style-name="P9"/>
      <text:p text:style-name="P9">E : E + E ;</text:p>
      <text:p text:style-name="P9"/>
      <text:p text:style-name="P5"><text:span text:style-name="T1">Whether it is left-recursive, or right-recursive, or internally- or indirectly recursive, what property or properties must be established for each recursive </text:span><text:span text:style-name="T12">grammar</text:span><text:span text:style-name="T1"> rule, in order for them to be usable?<text:line-break/><text:line-break/><text:line-break/><text:line-break/><text:line-break/><text:line-break/><text:line-break/><text:line-break/><text:line-break/></text:span></text:p>
      <text:p text:style-name="P10"/>
      <text:p text:style-name="P16"><text:span text:style-name="T19">6</text:span><text:span text:style-name="T2">. </text:span><text:span text:style-name="T3">(20 points) T</text:span><text:span text:style-name="T5">wo alternatives for</text:span><text:span text:style-name="T3"> populat</text:span><text:span text:style-name="T5">ing</text:span><text:span text:style-name="T3"> symbol tables </text:span><text:span text:style-name="T5">are: (1)</text:span><text:span text:style-name="T3"> during parsing, or </text:span><text:span text:style-name="T5">(2)</text:span><text:span text:style-name="T3"> after </text:span><text:span text:style-name="T5">parsing</text:span><text:span text:style-name="T3">, </text:span><text:span text:style-name="T5">during</text:span><text:span text:style-name="T3"> a tree traversal. Describe the pros and cons of each of these alternatives. <text:s/>Which is more difficult, and why? </text:span><text:span text:style-name="T5">Use pseudo-code or a diagram to describe how one of these alternatives might be implemented.</text:span></text:p>
      <text:p text:style-name="P2"/>
      <text:p text:style-name="P19"><text:span text:style-name="T19">7</text:span><text:span text:style-name="T3">. (20 points) </text:span><text:span text:style-name="T6">A</text:span><text:span text:style-name="T3"> compiler for a more robust language such as C allows new local scopes </text:span><text:span text:style-name="T6">for</text:span><text:span text:style-name="T3"> each compound statement block (surrounded by curly braces). In such a language, how many local scopes deep must the compiler be prepared to handle </text:span><text:span text:style-name="T6">in doing symbol table lookups</text:span><text:span text:style-name="T3">? Describe how you would organize your symbol tables in order to support such a feature. <text:s/>Would such local scopes have any impact on the number of temporary variables required, or their </text:span><text:span text:style-name="T6">allocation and </text:span><text:span text:style-name="T3">management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pan text:style-name="T19">8</text:span><text:span text:style-name="T3">. (</text:span><text:span text:style-name="T18">3</text:span><text:span text:style-name="T3">0 points) Describe the use of symbol tables as it relates to the implementation of </text:span><text:span text:style-name="T16">struct</text:span><text:span text:style-name="T3">s. </text:span><text:span text:style-name="T19">Now s</text:span><text:span text:style-name="T16">uppose you had to implement “C++ structs”, which are structs with member functions invoked with the syntax x.</text:span><text:span text:style-name="T41">f</text:span><text:span text:style-name="T16">(</text:span><text:span text:style-name="T41">params</text:span><text:span text:style-name="T16">) where x is the struct, f is the member function name, and params are the declared parameters for that function. <text:s/>The semantics of calling x.f(…) are that in addition to the declared parameters, x itself is also passed into f() as as extra parameter, and its fields are visible within the function body of f. Suppose also that C++ structs provide the option of declaring fields or functions to be private where they can only be accessed inside such a function. What might you do in your symbol tables in order to support such C++ struct types and their functions?</text:span></text:p>
      <text:p text:style-name="P3"/>
      <text:p text:style-name="P19"><text:span text:style-name="T19">9</text:span><text:span text:style-name="T3">. (20 points) <text:s/>Analyze the C code fragment below. </text:span><text:span text:style-name="T4">Draw syntax trees for the executable statement(s).</text:span><text:span text:style-name="T3"> </text:span><text:span text:style-name="T4">R</text:span><text:span text:style-name="T3">eport what a compiler's type checker would do in order to determine whether the types were correct. Then report what the outcome of type checking would be.</text:span></text:p>
      <text:p text:style-name="P3"/>
      <text:p text:style-name="P15"><text:span text:style-name="T3">#include &lt;</text:span><text:span text:style-name="T20">stdio.h</text:span><text:span text:style-name="T3">&gt;</text:span></text:p>
      <text:p text:style-name="P6">int jingle();</text:p>
      <text:p text:style-name="P6">int main()</text:p>
      <text:p text:style-name="P6">{</text:p>
      <text:p text:style-name="P6"><text:s text:c="4"/>int j;</text:p>
      <text:p text:style-name="P6"><text:s text:c="4"/><text:span text:style-name="T44">scanf(“%d”, &amp;</text:span>j<text:span text:style-name="T44">)</text:span>;</text:p>
      <text:p text:style-name="P3"><text:span text:style-name="T1"><text:s text:c="4"/></text:span><text:span text:style-name="T20">printf(“%d\n”, </text:span><text:span text:style-name="T1"><text:s/></text:span><text:span text:style-name="T4">j + jingle</text:span><text:span text:style-name="T20">)</text:span><text:span text:style-name="T4">;</text:span></text:p>
      <text:p text:style-name="P8">}</text:p>
      <text:p text:style-name="P4"/>
      <text:p text:style-name="P22"><text:span text:style-name="T24">10</text:span><text:span text:style-name="T4">. (20 points) Draw a syntax tree for the following </text:span><text:span text:style-name="T10">C</text:span><text:span text:style-name="T4"> executable statement(s). Generate intermediate three address code (in the form of a linked list diagram) for them.</text:span></text:p>
      <text:p text:style-name="P4"/>
      <text:p text:style-name="P7">#include &lt;<text:span text:style-name="T45">std</text:span>io.<text:span text:style-name="T45">h</text:span>&gt;</text:p>
      <text:p text:style-name="P7">int main()</text:p>
      <text:p text:style-name="P7">{</text:p>
      <text:p text:style-name="P4"><text:span text:style-name="T29"><text:s text:c="3"/></text:span><text:span text:style-name="T1">int i=2, j=3, k;</text:span></text:p>
      <text:p text:style-name="P17"><text:span text:style-name="T4"><text:s text:c="3"/></text:span><text:span text:style-name="T21">scanf(“%d”, &amp;</text:span><text:span text:style-name="T4">k</text:span><text:span text:style-name="T21">)</text:span><text:span text:style-name="T4">;</text:span></text:p>
      <text:p text:style-name="P8"><text:s text:c="3"/>k = (k + i) * j / i;</text:p>
      <text:p text:style-name="P8">}</text:p>
      <text:p text:style-name="P4"/>
      <text:p text:style-name="P20"><text:span text:style-name="T4">1</text:span><text:span text:style-name="T24">1</text:span><text:span text:style-name="T4">. (</text:span><text:span text:style-name="T7">2</text:span><text:span text:style-name="T22">5</text:span><text:span text:style-name="T4"> points) Write a pseudo-code skeleton that outlines the basic control structure of an intermediate code generator. In addition to the main functionality, what auxiliary tasks or helper functions will be needed? </text:span><text:span text:style-name="T23">What is the data structure constructed by an</text:span><text:span text:style-name="T4"> intermediate code generator? </text:span><text:span text:style-name="T23">How is that data structure created?</text:span></text:p>
      <text:p text:style-name="P8"/>
      <text:p text:style-name="P4"/>
      <text:p text:style-name="P22"><text:span text:style-name="T4">1</text:span><text:span text:style-name="T24">2</text:span><text:span text:style-name="T4">. (</text:span><text:span text:style-name="T7">20</text:span><text:span text:style-name="T4"> points) What are the primary tasks involved in final code generation? <text:s/>Write a pseudo-code skeleton that outlines the basic control structure of a final code generator.</text:span></text:p>
      <text:p text:style-name="P4"/>
      <text:p text:style-name="P23"><text:span text:style-name="T5">1</text:span><text:span text:style-name="T24">3</text:span><text:span text:style-name="T5">. (30 points) </text:span><text:span text:style-name="T23">What information is needed in order for a code generator to generate the labels for all the conditional and unconditional branch instructions in the output code? <text:s/>How is that information computed and where is it stored?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pan text:style-name="T5">1</text:span><text:span text:style-name="T24">4</text:span><text:span text:style-name="T5">. (30 points) In classic, non-short circuit languages such as Pascal, code generation for Boolean expressions can be handled in the same manner as for arithmetic expressions over numbers. C, C++ and many modern languages, however, define a short circuit evaluation semantics that requires additional considerations. Give an example boolean expression in which the outcome would be different if short-circuit evaluation is used than the outcome if the boolean expressions are fully evaluated. Then sketch out the three-address intermediate code for the short-circuit evaluation of your boolean express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linton Jeffery</meta:initial-creator>
    <meta:creation-date>2014-12-14T13:01:36.495522049</meta:creation-date>
    <dc:date>2021-04-29T19:28:57.851000000</dc:date>
    <meta:editing-duration>PT9H41M6S</meta:editing-duration>
    <meta:editing-cycles>30</meta:editing-cycles>
    <meta:generator>LibreOffice/6.4.6.2$Windows_X86_64 LibreOffice_project/0ce51a4fd21bff07a5c061082cc82c5ed232f115</meta:generator>
    <meta:printed-by>Clinton Jeffery</meta:printed-by>
    <meta:print-date>2014-12-14T21:42:29.777810900</meta:print-date>
    <meta:document-statistic meta:table-count="0" meta:image-count="0" meta:object-count="0" meta:page-count="9" meta:paragraph-count="33" meta:word-count="920" meta:character-count="5604" meta:non-whitespace-character-count="4674"/>
  </office:meta>
</office:document-meta>
</file>